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a00"/>
    </style:style>
  </office:automatic-styles>
  <office:body>
    <office:spreadsheet>
      <table:calculation-settings table:automatic-find-labels="false" table:use-regular-expressions="false" table:use-wildcards="true"/>
      <table:table table:name="MarkerType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ew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p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table:number-columns-repeated="1022"/>
        </table:table-row>
      </table:table>
      <table:table table:name="MarkerOption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er supply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ain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t office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ipway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y dock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ectricity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e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ilets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at Repair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undry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15:36:51.0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3T10:25:37.672000000</meta:creation-date>
    <dc:date>2021-06-26T15:42:00.958000000</dc:date>
    <meta:editing-duration>PT8M17S</meta:editing-duration>
    <meta:editing-cycles>3</meta:editing-cycles>
    <meta:generator>LibreOffice/7.0.2.2$Windows_X86_64 LibreOffice_project/8349ace3c3162073abd90d81fd06dcfb6b36b994</meta:generator>
    <meta:document-statistic meta:table-count="2" meta:cell-count="32" meta:object-count="0"/>
  </office:meta>
</office:document-meta>
</file>